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 Mono" svg:font-family="'DejaVu Sa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7.064cm"/>
    </style:style>
    <style:style style:name="co6" style:family="table-column">
      <style:table-column-properties fo:break-before="auto" style:column-width="7.911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9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1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wrap-option="wrap" style:vertical-align="automatic"/>
    </style:style>
    <style:style style:name="ce11" style:family="table-cell" style:parent-style-name="Default" style:data-style-name="N108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3"/>
    <style:style style:name="ce10" style:family="table-cell" style:parent-style-name="Default" style:data-style-name="N107">
      <style:table-cell-properties fo:background-color="transparent"/>
    </style:style>
    <style:style style:name="ce12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FINESS</text:p>
          </table:table-cell>
          <table:table-cell table:style-name="ce3" office:value-type="string" calcext:value-type="string">
            <text:p>SIRET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Adresse 1</text:p>
          </table:table-cell>
          <table:table-cell table:style-name="ce2" office:value-type="string" calcext:value-type="string">
            <text:p>Adresse 2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Typologi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ôte d'Azure SSR</text:p>
          </table:table-cell>
          <table:table-cell office:value-type="float" office:value="830100624" calcext:value-type="float">
            <text:p>830100624</text:p>
          </table:table-cell>
          <table:table-cell table:style-name="ce5" office:value-type="float" office:value="73950122900010" calcext:value-type="float">
            <text:p>73950122900010</text:p>
          </table:table-cell>
          <table:table-cell table:style-name="ce6" office:value-type="float" office:value="739501229" calcext:value-type="float">
            <text:p>739501229</text:p>
          </table:table-cell>
          <table:table-cell office:value-type="string" calcext:value-type="string">
            <text:p>590, boulevard de la Marine</text:p>
          </table:table-cell>
          <table:table-cell office:value-type="string" calcext:value-type="string">
            <text:p>BP 40081</text:p>
          </table:table-cell>
          <table:table-cell office:value-type="float" office:value="83407" calcext:value-type="float">
            <text:p>83407</text:p>
          </table:table-cell>
          <table:table-cell office:value-type="string" calcext:value-type="string">
            <text:p>HYERES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ENTRE HOSPITALIER EURE SEINE</text:p>
          </table:table-cell>
          <table:table-cell office:value-type="float" office:value="270023724" calcext:value-type="float">
            <text:p>270023724</text:p>
          </table:table-cell>
          <table:table-cell table:style-name="ce7" office:value-type="float" office:value="26270874600215" calcext:value-type="float">
            <text:p>26270874600215</text:p>
          </table:table-cell>
          <table:table-cell office:value-type="float" office:value="262708746" calcext:value-type="float">
            <text:p>262708746</text:p>
          </table:table-cell>
          <table:table-cell office:value-type="string" calcext:value-type="string">
            <text:p>30 RUE FRANKLIN ROOSEVELT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EVREUX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HÔPITAUX DU BASSIN DE THAU</text:p>
          </table:table-cell>
          <table:table-cell office:value-type="float" office:value="340000223" calcext:value-type="float">
            <text:p>340000223</text:p>
          </table:table-cell>
          <table:table-cell table:style-name="ce8" office:value-type="float" office:value="26340390900017" calcext:value-type="float">
            <text:p>26340390900017</text:p>
          </table:table-cell>
          <table:table-cell office:value-type="float" office:value="263403909" calcext:value-type="float">
            <text:p>263403909</text:p>
          </table:table-cell>
          <table:table-cell office:value-type="string" calcext:value-type="string">
            <text:p>20 Rue des Capechades</text:p>
          </table:table-cell>
          <table:table-cell/>
          <table:table-cell office:value-type="float" office:value="34200" calcext:value-type="float">
            <text:p>34200</text:p>
          </table:table-cell>
          <table:table-cell office:value-type="string" calcext:value-type="string">
            <text:p>SETE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.H. LORQUIN</text:p>
          </table:table-cell>
          <table:table-cell office:value-type="float" office:value="570000133" calcext:value-type="float">
            <text:p>570000133</text:p>
          </table:table-cell>
          <table:table-cell table:style-name="ce7" office:value-type="float" office:value="26570009600018" calcext:value-type="float">
            <text:p>26570009600018</text:p>
          </table:table-cell>
          <table:table-cell office:value-type="float" office:value="265700096" calcext:value-type="float">
            <text:p>265700096</text:p>
          </table:table-cell>
          <table:table-cell office:value-type="string" calcext:value-type="string">
            <text:p>6 RUE DES LILAS</text:p>
          </table:table-cell>
          <table:table-cell/>
          <table:table-cell office:value-type="float" office:value="57690" calcext:value-type="float">
            <text:p>57690</text:p>
          </table:table-cell>
          <table:table-cell office:value-type="string" calcext:value-type="string">
            <text:p>FLETRANGE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ETS HOPALE - CALOT/HELIO</text:p>
          </table:table-cell>
          <table:table-cell office:value-type="float" office:value="620000026" calcext:value-type="float">
            <text:p>620000026</text:p>
          </table:table-cell>
          <table:table-cell table:style-name="ce7" office:value-type="float" office:value="77563044500069" calcext:value-type="float">
            <text:p>77563044500069</text:p>
          </table:table-cell>
          <table:table-cell office:value-type="float" office:value="775630445" calcext:value-type="float">
            <text:p>775630445</text:p>
          </table:table-cell>
          <table:table-cell office:value-type="string" calcext:value-type="string">
            <text:p>231 RUE MAZURETTES</text:p>
          </table:table-cell>
          <table:table-cell/>
          <table:table-cell table:style-name="ce9" office:value-type="string" calcext:value-type="string">
            <text:p>80120</text:p>
          </table:table-cell>
          <table:table-cell office:value-type="string" calcext:value-type="string">
            <text:p>FAVIERES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ENTRE HOSPIT. BEAUVAIS</text:p>
          </table:table-cell>
          <table:table-cell office:value-type="float" office:value="600000194" calcext:value-type="float">
            <text:p>600000194</text:p>
          </table:table-cell>
          <table:table-cell table:style-name="ce7" office:value-type="float" office:value="26600697200183" calcext:value-type="float">
            <text:p>26600697200183</text:p>
          </table:table-cell>
          <table:table-cell office:value-type="float" office:value="266006972" calcext:value-type="float">
            <text:p>266006972</text:p>
          </table:table-cell>
          <table:table-cell office:value-type="string" calcext:value-type="string">
            <text:p>210 RUE DES COURTILLETS</text:p>
          </table:table-cell>
          <table:table-cell/>
          <table:table-cell office:value-type="float" office:value="60390" calcext:value-type="float">
            <text:p>60390</text:p>
          </table:table-cell>
          <table:table-cell office:value-type="string" calcext:value-type="string">
            <text:p>AUNEUIL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H VICTOR DUPOUY</text:p>
          </table:table-cell>
          <table:table-cell office:value-type="float" office:value="950000307" calcext:value-type="float">
            <text:p>950000307</text:p>
          </table:table-cell>
          <table:table-cell table:style-name="ce7" office:value-type="float" office:value="26950163100015" calcext:value-type="float">
            <text:p>26950163100015</text:p>
          </table:table-cell>
          <table:table-cell table:style-name="ce7" office:value-type="float" office:value="269501631" calcext:value-type="float">
            <text:p>269501631</text:p>
          </table:table-cell>
          <table:table-cell office:value-type="string" calcext:value-type="string">
            <text:p>CENTRE HOSPITALIER VICTOR DUPOUY USLD</text:p>
          </table:table-cell>
          <table:table-cell/>
          <table:table-cell office:value-type="float" office:value="95100" calcext:value-type="float">
            <text:p>95100</text:p>
          </table:table-cell>
          <table:table-cell office:value-type="string" calcext:value-type="string">
            <text:p>ARGENTEUIL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LINIQUE SAINT NABOR</text:p>
          </table:table-cell>
          <table:table-cell office:value-type="float" office:value="570000083" calcext:value-type="float">
            <text:p>570000083</text:p>
          </table:table-cell>
          <table:table-cell table:style-name="ce7" office:value-type="float" office:value="32343821800022" calcext:value-type="float">
            <text:p>32343821800022</text:p>
          </table:table-cell>
          <table:table-cell table:style-name="ce14" office:value-type="float" office:value="323438218" calcext:value-type="float">
            <text:p>323 438 218</text:p>
          </table:table-cell>
          <table:table-cell office:value-type="string" calcext:value-type="string">
            <text:p>75 RUE GENEREAUX ALTMAYER</text:p>
          </table:table-cell>
          <table:table-cell/>
          <table:table-cell office:value-type="float" office:value="57500" calcext:value-type="float">
            <text:p>57500</text:p>
          </table:table-cell>
          <table:table-cell office:value-type="string" calcext:value-type="string">
            <text:p>SAINT AVOLD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GIE IMAGERIE MEDICALE</text:p>
          </table:table-cell>
          <table:table-cell table:style-name="ce9" office:value-type="string" calcext:value-type="string">
            <text:p>060021334</text:p>
          </table:table-cell>
          <table:table-cell table:style-name="ce7" office:value-type="float" office:value="44471412500010" calcext:value-type="float">
            <text:p>44471412500010</text:p>
          </table:table-cell>
          <table:table-cell office:value-type="float" office:value="444714125" calcext:value-type="float">
            <text:p>444714125</text:p>
          </table:table-cell>
          <table:table-cell office:value-type="string" calcext:value-type="string">
            <text:p>81 AVE DU DOCTEUR</text:p>
          </table:table-cell>
          <table:table-cell/>
          <table:table-cell table:style-name="ce9" office:value-type="string" calcext:value-type="string">
            <text:p>06800</text:p>
          </table:table-cell>
          <table:table-cell office:value-type="string" calcext:value-type="string">
            <text:p>CAGNES SUR MER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SYNERGIA LUBERON</text:p>
          </table:table-cell>
          <table:table-cell table:style-name="ce4" office:value-type="float" office:value="840000400" calcext:value-type="float">
            <text:p>840000400</text:p>
          </table:table-cell>
          <table:table-cell table:style-name="ce8" office:value-type="float" office:value="32487375100014" calcext:value-type="float">
            <text:p>32487375100014</text:p>
          </table:table-cell>
          <table:table-cell office:value-type="float" office:value="324873751" calcext:value-type="float">
            <text:p>324873751</text:p>
          </table:table-cell>
          <table:table-cell table:style-name="ce4" office:value-type="string" calcext:value-type="string">
            <text:p>235 ROUTE DE GORDES</text:p>
          </table:table-cell>
          <table:table-cell/>
          <table:table-cell table:style-name="ce10" office:value-type="float" office:value="84300" calcext:value-type="float">
            <text:p>84300</text:p>
          </table:table-cell>
          <table:table-cell table:style-name="ce4" office:value-type="string" calcext:value-type="string">
            <text:p>CAVAILLON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LINIQUE GLANUM</text:p>
          </table:table-cell>
          <table:table-cell table:style-name="ce4" office:value-type="float" office:value="130035793" calcext:value-type="float">
            <text:p>130035793</text:p>
          </table:table-cell>
          <table:table-cell table:style-name="ce8" office:value-type="float" office:value="57950424200028" calcext:value-type="float">
            <text:p>57950424200028</text:p>
          </table:table-cell>
          <table:table-cell office:value-type="float" office:value="579504242" calcext:value-type="float">
            <text:p>579504242</text:p>
          </table:table-cell>
          <table:table-cell table:style-name="ce4" office:value-type="string" calcext:value-type="string">
            <text:p>1 Avenue Renée de la comble</text:p>
          </table:table-cell>
          <table:table-cell/>
          <table:table-cell office:value-type="float" office:value="13210" calcext:value-type="float">
            <text:p>13210</text:p>
          </table:table-cell>
          <table:table-cell table:style-name="ce4" office:value-type="string" calcext:value-type="string">
            <text:p>ST REMY DE PROVENCE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POLYCLINIQUE DE GENTILLY</text:p>
          </table:table-cell>
          <table:table-cell table:style-name="ce4" office:value-type="float" office:value="540000486" calcext:value-type="float">
            <text:p>540000486</text:p>
          </table:table-cell>
          <table:table-cell table:style-name="ce8" office:value-type="float" office:value="76780012100018" calcext:value-type="float">
            <text:p>76780012100018</text:p>
          </table:table-cell>
          <table:table-cell office:value-type="float" office:value="767800121" calcext:value-type="float">
            <text:p>767800121</text:p>
          </table:table-cell>
          <table:table-cell table:style-name="ce4" office:value-type="string" calcext:value-type="string">
            <text:p>Rue Marie MARVINGT</text:p>
          </table:table-cell>
          <table:table-cell/>
          <table:table-cell office:value-type="float" office:value="54100" calcext:value-type="float">
            <text:p>54100</text:p>
          </table:table-cell>
          <table:table-cell table:style-name="ce4" office:value-type="string" calcext:value-type="string">
            <text:p>NANCY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LINIQUE DE CHATILLON</text:p>
          </table:table-cell>
          <table:table-cell table:style-name="ce9" office:value-type="string" calcext:value-type="string">
            <text:p>010010171</text:p>
          </table:table-cell>
          <table:table-cell table:style-name="ce7" office:value-type="float" office:value="52424699800024" calcext:value-type="float">
            <text:p>52424699800024</text:p>
          </table:table-cell>
          <table:table-cell office:value-type="float" office:value="524246998" calcext:value-type="float">
            <text:p>524246998</text:p>
          </table:table-cell>
          <table:table-cell table:style-name="ce4" office:value-type="string" calcext:value-type="string">
            <text:p>539 Rue Sainte CLEMENCE</text:p>
          </table:table-cell>
          <table:table-cell/>
          <table:table-cell table:style-name="ce12" office:value-type="float" office:value="1200" calcext:value-type="float">
            <text:p>01200</text:p>
          </table:table-cell>
          <table:table-cell table:style-name="ce4" office:value-type="string" calcext:value-type="string">
            <text:p>CHATILLON EN MICHAILLE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INSTITUT Diabétologie et nutrition du centre</text:p>
          </table:table-cell>
          <table:table-cell table:style-name="ce4" office:value-type="float" office:value="280505223" calcext:value-type="float">
            <text:p>280505223</text:p>
          </table:table-cell>
          <table:table-cell table:style-name="ce7" office:value-type="float" office:value="37857964300024" calcext:value-type="float">
            <text:p>37857964300024</text:p>
          </table:table-cell>
          <table:table-cell office:value-type="float" office:value="378579643" calcext:value-type="float">
            <text:p>378579643</text:p>
          </table:table-cell>
          <table:table-cell table:style-name="ce4" office:value-type="string" calcext:value-type="string">
            <text:p>35 Rue du Verger</text:p>
          </table:table-cell>
          <table:table-cell/>
          <table:table-cell table:style-name="ce12" office:value-type="float" office:value="28300" calcext:value-type="float">
            <text:p>28300</text:p>
          </table:table-cell>
          <table:table-cell table:style-name="ce4" office:value-type="string" calcext:value-type="string">
            <text:p>MAINVILLIERS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HAD NANTES &amp; REGION</text:p>
          </table:table-cell>
          <table:table-cell table:style-name="ce4" office:value-type="float" office:value="440012128" calcext:value-type="float">
            <text:p>440012128</text:p>
          </table:table-cell>
          <table:table-cell table:style-name="ce7" office:value-type="float" office:value="32042130800091" calcext:value-type="float">
            <text:p>32042130800091</text:p>
          </table:table-cell>
          <table:table-cell office:value-type="float" office:value="320421308" calcext:value-type="float">
            <text:p>320421308</text:p>
          </table:table-cell>
          <table:table-cell table:style-name="ce4" office:value-type="string" calcext:value-type="string">
            <text:p>1 Rue Henri GUILLAUMET</text:p>
          </table:table-cell>
          <table:table-cell/>
          <table:table-cell table:style-name="ce12" office:value-type="float" office:value="44700" calcext:value-type="float">
            <text:p>44700</text:p>
          </table:table-cell>
          <table:table-cell table:style-name="ce4" office:value-type="string" calcext:value-type="string">
            <text:p>ORVAULT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CH BOULOGNE SUR MER DR DUCHENNE</text:p>
          </table:table-cell>
          <table:table-cell office:value-type="float" office:value="620103440" calcext:value-type="float">
            <text:p>620103440</text:p>
          </table:table-cell>
          <table:table-cell table:style-name="ce11" office:value-type="float" office:value="26620940200012" calcext:value-type="float">
            <text:p>26620940200012</text:p>
          </table:table-cell>
          <table:table-cell office:value-type="float" office:value="266209402" calcext:value-type="float">
            <text:p>266209402</text:p>
          </table:table-cell>
          <table:table-cell office:value-type="string" calcext:value-type="string">
            <text:p>69 Rue Pasteur</text:p>
          </table:table-cell>
          <table:table-cell/>
          <table:table-cell table:style-name="ce12" office:value-type="float" office:value="62280" calcext:value-type="float">
            <text:p>62280</text:p>
          </table:table-cell>
          <table:table-cell office:value-type="string" calcext:value-type="string">
            <text:p>ST MARTIN BOULOGNE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table:style-name="ce4"/>
          <table:table-cell/>
          <table:table-cell table:style-name="ce11"/>
          <table:table-cell/>
          <table:table-cell table:style-name="ce4"/>
          <table:table-cell/>
          <table:table-cell table:style-name="ce10"/>
          <table:table-cell table:style-name="ce4"/>
          <table:table-cell table:number-columns-repeated="56"/>
        </table:table-row>
        <table:table-row table:style-name="ro1" table:number-rows-repeated="9">
          <table:table-cell table:style-name="ce4"/>
          <table:table-cell/>
          <table:table-cell table:style-name="ce11"/>
          <table:table-cell table:number-columns-repeated="3"/>
          <table:table-cell table:style-name="ce12"/>
          <table:table-cell table:number-columns-repeated="57"/>
        </table:table-row>
        <table:table-row table:style-name="ro1" table:number-rows-repeated="3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 Mono" svg:font-family="'DejaVu Sa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14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9:32:00.561229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cro01</meta:initial-creator>
    <meta:creation-date>2013-01-15T08:17:24Z</meta:creation-date>
    <dc:date>2020-08-06T12:59:21.609149949</dc:date>
    <meta:editing-cycles>19</meta:editing-cycles>
    <meta:editing-duration>PT8H20M37S</meta:editing-duration>
    <meta:document-statistic meta:table-count="1" meta:cell-count="138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